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069in solid #000000" fo:border-right="none" fo:padding-top="0in" fo:padding-left="0in" fo:padding-bottom="0.0555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ListParagraph" style:list-style-name="LFO17" style:family="paragraph"/>
    <style:style style:name="P6" style:parent-style-name="ListParagraph" style:list-style-name="LFO17" style:family="paragraph"/>
    <style:style style:name="P7" style:parent-style-name="ListParagraph" style:list-style-name="LFO17" style:family="paragraph"/>
    <style:style style:name="P8" style:parent-style-name="ListParagraph" style:list-style-name="LFO17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ListParagraph" style:list-style-name="LFO8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ListParagraph" style:list-style-name="LFO8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ListParagraph" style:list-style-name="LFO8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list-style-name="LFO8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ListParagraph" style:list-style-name="LFO8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list-style-name="LFO8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ListParagraph" style:list-style-name="LFO15" style:family="paragraph"/>
    <style:style style:name="P28" style:parent-style-name="ListParagraph" style:list-style-name="LFO15" style:family="paragraph"/>
    <style:style style:name="P29" style:parent-style-name="ListParagraph" style:list-style-name="LFO15" style:family="paragraph"/>
    <style:style style:name="P30" style:parent-style-name="ListParagraph" style:list-style-name="LFO15" style:family="paragraph"/>
    <style:style style:name="P31" style:parent-style-name="ListParagraph" style:list-style-name="LFO5" style:family="paragraph"/>
    <style:style style:name="P32" style:parent-style-name="ListParagraph" style:list-style-name="LFO5" style:family="paragraph"/>
    <style:style style:name="P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ListParagraph" style:list-style-name="LFO12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ListParagraph" style:list-style-name="LFO7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ListParagraph" style:list-style-name="LFO11" style:family="paragraph"/>
    <style:style style:name="P41" style:parent-style-name="ListParagraph" style:list-style-name="LFO1" style:family="paragraph"/>
    <style:style style:name="P42" style:parent-style-name="ListParagraph" style:list-style-name="LFO11" style:family="paragraph"/>
    <style:style style:name="P43" style:parent-style-name="ListParagraph" style:list-style-name="LFO11" style:family="paragraph"/>
    <style:style style:name="P44" style:parent-style-name="ListParagraph" style:list-style-name="LFO11" style:family="paragraph"/>
    <style:style style:name="P45" style:parent-style-name="ListParagraph" style:list-style-name="LFO11" style:family="paragraph"/>
    <style:style style:name="P46" style:parent-style-name="ListParagraph" style:list-style-name="LFO11" style:family="paragraph"/>
    <style:style style:name="P47" style:parent-style-name="ListParagraph" style:list-style-name="LFO11" style:family="paragraph"/>
    <style:style style:name="P4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ListParagraph" style:list-style-name="LFO11" style:family="paragraph"/>
    <style:style style:name="P50" style:parent-style-name="ListParagraph" style:list-style-name="LFO11" style:family="paragraph"/>
    <style:style style:name="P51" style:parent-style-name="ListParagraph" style:list-style-name="LFO11" style:family="paragraph"/>
    <style:style style:name="P52" style:parent-style-name="ListParagraph" style:list-style-name="LFO11" style:family="paragraph"/>
    <style:style style:name="P53" style:parent-style-name="ListParagraph" style:list-style-name="LFO11" style:family="paragraph"/>
    <style:style style:name="P54" style:parent-style-name="ListParagraph" style:list-style-name="LFO11" style:family="paragraph"/>
    <style:style style:name="P55" style:parent-style-name="ListParagraph" style:list-style-name="LFO11" style:family="paragraph"/>
    <style:style style:name="P56" style:parent-style-name="ListParagraph" style:list-style-name="LFO11" style:family="paragraph"/>
    <style:style style:name="P57" style:parent-style-name="ListParagraph" style:list-style-name="LFO11" style:family="paragraph"/>
    <style:style style:name="P5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9" style:parent-style-name="ListParagraph" style:list-style-name="LFO2" style:family="paragraph"/>
    <style:style style:name="P60" style:parent-style-name="ListParagraph" style:list-style-name="LFO2" style:family="paragraph"/>
    <style:style style:name="P61" style:parent-style-name="ListParagraph" style:list-style-name="LFO2" style:family="paragraph"/>
    <style:style style:name="P62" style:parent-style-name="ListParagraph" style:list-style-name="LFO2" style:family="paragraph"/>
    <style:style style:name="P63" style:parent-style-name="ListParagraph" style:list-style-name="LFO2" style:family="paragraph"/>
    <style:style style:name="P6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5" style:parent-style-name="ListParagraph" style:list-style-name="LFO11" style:family="paragraph"/>
    <style:style style:name="P66" style:parent-style-name="ListParagraph" style:list-style-name="LFO11" style:family="paragraph"/>
    <style:style style:name="P67" style:parent-style-name="ListParagraph" style:list-style-name="LFO11" style:family="paragraph"/>
    <style:style style:name="P68" style:parent-style-name="ListParagraph" style:list-style-name="LFO11" style:family="paragraph"/>
    <style:style style:name="P69" style:parent-style-name="ListParagraph" style:list-style-name="LFO11" style:family="paragraph"/>
    <style:style style:name="P70" style:parent-style-name="ListParagraph" style:list-style-name="LFO11" style:family="paragraph"/>
    <style:style style:name="P71" style:parent-style-name="ListParagraph" style:list-style-name="LFO11" style:family="paragraph"/>
    <style:style style:name="P72" style:parent-style-name="ListParagraph" style:list-style-name="LFO11" style:family="paragraph"/>
    <style:style style:name="P7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" style:parent-style-name="ListParagraph" style:list-style-name="LFO3" style:family="paragraph"/>
    <style:style style:name="P75" style:parent-style-name="ListParagraph" style:list-style-name="LFO3" style:family="paragraph"/>
    <style:style style:name="P7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7" style:parent-style-name="Hyperlink" style:family="text">
      <style:text-properties style:font-name="Aptos" style:font-name-asian="Aptos" style:font-name-complex="Aptos"/>
    </style:style>
    <style:style style:name="T78" style:parent-style-name="Hyperlink" style:family="text">
      <style:text-properties style:font-name="Aptos" style:font-name-asian="Aptos" style:font-name-complex="Aptos"/>
    </style:style>
    <style:style style:name="T79" style:parent-style-name="Hyperlink" style:family="text">
      <style:text-properties style:font-name="Aptos" style:font-name-asian="Aptos" style:font-name-complex="Aptos"/>
    </style:style>
    <style:style style:name="T80" style:parent-style-name="Hyperlink" style:family="text">
      <style:text-properties style:font-name="Aptos" style:font-name-asian="Aptos" style:font-name-complex="Aptos"/>
    </style:style>
    <style:style style:name="T81" style:parent-style-name="Hyperlink" style:family="text">
      <style:text-properties style:font-name="Aptos" style:font-name-asian="Aptos" style:font-name-complex="Aptos"/>
    </style:style>
  </office:automatic-styles>
  <office:body>
    <office:text text:use-soft-page-breaks="true">
      <text:p text:style-name="P1">Patch Management Report<text:s/></text:p>
      <text:p text:style-name="Normal">Full name: Tshimologo Makinta<text:s/></text:p>
      <text:p text:style-name="Normal">Task 6: Research Report on the Importance of Patch Management</text:p>
      <text:p text:style-name="P2">Date:<text:s/>14 December 2025</text:p>
      <text:p text:style-name="P3">What is<text:s/>patch?</text:p>
      <text:p text:style-name="Normal"><text:s/>A patch is<text:s/>a piece of software code that is designed to update, fix, or improve an existing program or system, they contain bug fixes<text:s/>that address common security vulnerabilities and exposures before malicious hackers find them<text:s/>in operating systems, applications or<text:s/>devices, and firmware.<text:s/>Patches are released by software<text:s/>vendors,<text:s/>designed to improve security by<text:s/>correcting flaws in systems. Hence,<text:s/>it's<text:s/>important to manage them<text:s/>because<text:s/>they<text:s/>play a<text:s/>crucial role.</text:p>
      <text:p text:style-name="P4">Functions of<text:s/>patches:-</text:p>
      <text:list text:style-name="LFO17" text:continue-numbering="true">
        <text:list-item>
          <text:p text:style-name="P5">Correct coding error<text:s/></text:p>
        </text:list-item>
        <text:list-item>
          <text:p text:style-name="P6">Change configurations to disable risk factors</text:p>
        </text:list-item>
        <text:list-item>
          <text:p text:style-name="P7">Enhance encryption<text:s/></text:p>
        </text:list-item>
        <text:list-item>
          <text:p text:style-name="P8">Fix buffer overflows</text:p>
        </text:list-item>
      </text:list>
      <text:p text:style-name="P9">What is patch management?</text:p>
      <text:p text:style-name="Normal">It is the process of identifying,<text:s/>acquiring,<text:s/>distributing, testing, managing<text:s/>and applying patches to devices/ operating systems/<text:s/>applications<text:s/>to ensure that they are<text:s/>protected against known vulnerabilities and threats. In a nutshell it is all about<text:s/>being proactive, applying updates and organizing them for systems to run smoothly.<text:s/></text:p>
      <text:p text:style-name="Normal">Patch management solutions<text:s/>automate<text:s/>patching processes,<text:s/>proactively<text:s/>send notifications or alerts, monitor patch<text:s/>deployments,<text:s/>and more to ensure<text:s/>that all<text:s/>endpoints<text:s/>are patched with<text:s/>ease.<text:s/>This process usually takes after vulnerability<text:s/>assessment,<text:s/>which is<text:s/>the internal review of an organizations security<text:s/>system.</text:p>
      <text:p text:style-name="Normal">After<text:s/>deployment<text:s/>IT team need to find and mitigate security risks on endpoints<text:s/>and sometimes, the threats are caused by the patches themselves.</text:p>
      <text:p text:style-name="P10">Patch management lifecycle</text:p>
      <text:list text:style-name="LFO8" text:continue-numbering="true">
        <text:list-item>
          <text:p text:style-name="P11"><text:span text:style-name="T12">Asset management</text:span><text:s/>– this requires<text:s/>creating a comprehensive inventory of all hardware and<text:s/>software's<text:s/>within the organization<text:s/>so understanding what needs to be patched is key.</text:p>
        </text:list-item>
        <text:list-item>
          <text:p text:style-name="P13"><text:span text:style-name="T14">Patch monitoring<text:s/></text:span>– once assets are identified then<text:s/>monitor for available patches by staying informed and tracking vendors for release, schedules and updates.</text:p>
        </text:list-item>
        <text:list-item>
          <text:p text:style-name="P15"><text:span text:style-name="T16">P</text:span><text:span text:style-name="T17">atch</text:span><text:span text:style-name="T18"><text:s/></text:span><text:span text:style-name="T19">prioritization</text:span><text:s/>- prioritize<text:s/>high risk vulnerabilities with the greatest<text:s/>potential<text:s/>impact on your organization. Not all patches need to be applied immediately.</text:p>
        </text:list-item>
        <text:list-item>
          <text:p text:style-name="P20"><text:span text:style-name="T21">Patch testing</text:span><text:s/>– before applying<text:s/>patches, they must be tested in a controlled environment before deploying to ensure compatibility.</text:p>
        </text:list-item>
        <text:list-item>
          <text:p text:style-name="P22"><text:span text:style-name="T23">Patch deployment</text:span><text:s/>– after<text:s/>successfully<text:s/>testing the patches then they can be deployed into the network. Rolling out patches in stages<text:s/>minimizes<text:s/>user<text:s/>impacts and<text:s/>quickly address any issues.</text:p>
        </text:list-item>
        <text:list-item>
          <text:p text:style-name="P24"><text:span text:style-name="T25">Patch documentation</text:span><text:s/>– to maintain accountability and ensure compliance, record what patches you applied,<text:s/>when and to which systems. Proper documentation<text:s/>helps streamline audits and provide insight into<text:s/>the<text:s/>effectiveness of patch management process.</text:p>
        </text:list-item>
      </text:list>
      <text:p text:style-name="P26">Importance of patch management</text:p>
      <text:list text:style-name="LFO15" text:continue-numbering="true">
        <text:list-item>
          <text:p text:style-name="P27">Protect against<text:s/>cyber-attacks<text:s/>like data breaches</text:p>
        </text:list-item>
        <text:list-item>
          <text:p text:style-name="P28">Maintain system stability</text:p>
        </text:list-item>
        <text:list-item>
          <text:p text:style-name="P29">Comply with regulations</text:p>
        </text:list-item>
        <text:list-item>
          <text:p text:style-name="P30">Preserve trust and reputation</text:p>
        </text:list-item>
      </text:list>
      <text:p text:style-name="Normal">Example:</text:p>
      <text:list text:style-name="LFO5" text:continue-numbering="true">
        <text:list-item>
          <text:p text:style-name="P31">WannaCry ransomware attack in 2017 exploited unpatched<text:s/>windows systems globally, affecting thousands of<text:s/>organizations.</text:p>
        </text:list-item>
        <text:list-item>
          <text:p text:style-name="P32">Equifax<text:s/>breach in 2017, caused partly by the failure to patch a known Apache strut vulnerability, exposed millions of personal records.</text:p>
        </text:list-item>
      </text:list>
      <text:p text:style-name="P33">How<text:s/>are security patches delivered</text:p>
      <text:p text:style-name="Normal"><text:span text:style-name="T34">Automatic update</text:span><text:s/>– operating systems like windows, macOS, Android and IOS offer automatic patching options.</text:p>
      <text:list text:style-name="LFO12" text:continue-numbering="true">
        <text:list-item>
          <text:p text:style-name="P35">Pros is that the deployment is<text:s/>simplified,<text:s/>and the cons is that instability occurs if patches<text:s/>were not tested properly by the vendor.</text:p>
        </text:list-item>
      </text:list>
      <text:p text:style-name="Normal"><text:span text:style-name="T36">Manual update</text:span>- some<text:s/>software requires users to download and<text:s/>install patches<text:s/>manually.<text:s/></text:p>
      <text:list text:style-name="LFO7" text:continue-numbering="true">
        <text:list-item>
          <text:p text:style-name="P37">Pros about this is that deployment strategies are controlled and cons about this is that critical updates<text:s/>can be forgotten or disregarded.</text:p>
        </text:list-item>
      </text:list>
      <text:p text:style-name="Normal"><text:span text:style-name="T38">Enterprise patch management</text:span><text:s/>–<text:s/>organizations<text:s/>use specialized tools to deploy patches systematically across multiple<text:s/>devices.</text:p>
      <text:p text:style-name="P39">Types of patches</text:p>
      <text:list text:style-name="LFO11" text:continue-numbering="true">
        <text:list-item>
          <text:p text:style-name="P40">Performance patch – improves speed and overall efficiency</text:p>
        </text:list-item>
      </text:list>
      <text:list text:style-name="LFO1" text:continue-numbering="true">
        <text:list-item>
          <text:p text:style-name="P41">Security patch<text:s/>-<text:s/>is designed to fix vulnerabilities that could be exploited by attackers.</text:p>
        </text:list-item>
      </text:list>
      <text:list text:style-name="LFO11" text:continue-numbering="true">
        <text:list-item>
          <text:p text:style-name="P42">Bug fix patch – it corrects errors or glitches in software that affect functionality.</text:p>
        </text:list-item>
        <text:list-item>
          <text:p text:style-name="P43">Hot<text:s/>fix patch<text:s/>- <text:s text:c="2"/>an urgent<text:s/>patch<text:s/>released<text:s/>quickly<text:s/>to address a<text:s/>critical issue.</text:p>
        </text:list-item>
        <text:list-item>
          <text:p text:style-name="P44">Firmware<text:s/>patch<text:s/>-<text:s/>updates embedded software in hardware devices.</text:p>
        </text:list-item>
        <text:list-item>
          <text:p text:style-name="P45">Cumulative patch – combine multiple previous patches into one update.</text:p>
        </text:list-item>
        <text:list-item>
          <text:p text:style-name="P46">Service patch – a collection of patches, updates and enhancements bundled together.</text:p>
        </text:list-item>
        <text:list-item>
          <text:p text:style-name="P47">Feature patch<text:s/>–<text:s/>adds new features or enhance existing ones<text:s/></text:p>
        </text:list-item>
      </text:list>
      <text:p text:style-name="P48">Challenges and<text:s/>risks<text:s/>with security patching</text:p>
      <text:list text:style-name="LFO11" text:continue-numbering="true">
        <text:list-item>
          <text:p text:style-name="P49">Compatibility concerns- updates may course conflicts with existing software</text:p>
        </text:list-item>
        <text:list-item>
          <text:p text:style-name="P50">Resource constraints</text:p>
        </text:list-item>
        <text:list-item>
          <text:p text:style-name="P51">Patch delays/ missed deadlines</text:p>
        </text:list-item>
        <text:list-item>
          <text:p text:style-name="P52">Failed timely updates result in an environment that is conductive to exploitation</text:p>
        </text:list-item>
        <text:list-item>
          <text:p text:style-name="P53">Not performing regular risk assessments and vulnerability scanning can hinder organizations from identifying weaknesses before they're exploited.</text:p>
        </text:list-item>
        <text:list-item>
          <text:p text:style-name="P54">Security incidents may jeopardize the integrity of an organizations system</text:p>
        </text:list-item>
        <text:list-item>
          <text:p text:style-name="P55">Lack<text:s/>the ability to respond effectively to incidents if patches are not managed on a regular basis.</text:p>
        </text:list-item>
        <text:list-item>
          <text:p text:style-name="P56">Inconsistent patch deployment</text:p>
        </text:list-item>
        <text:list-item>
          <text:p text:style-name="P57">Financial<text:s/>loss</text:p>
        </text:list-item>
      </text:list>
      <text:p text:style-name="P58">Benefits of managing patches</text:p>
      <text:list text:style-name="LFO2" text:continue-numbering="true">
        <text:list-item>
          <text:p text:style-name="P59">Minimal<text:s/>costs<text:s/>– being prepared and having systems in place for when a data breach occurs lowers the costs<text:s/>for emergency repairs and response.</text:p>
        </text:list-item>
        <text:list-item>
          <text:p text:style-name="P60">Improved<text:s/>security.</text:p>
        </text:list-item>
        <text:list-item>
          <text:p text:style-name="P61">Streamlined compliance.</text:p>
        </text:list-item>
        <text:list-item>
          <text:p text:style-name="P62">Improved system uptime.</text:p>
        </text:list-item>
        <text:list-item>
          <text:p text:style-name="P63">Risk reduction</text:p>
        </text:list-item>
      </text:list>
      <text:p text:style-name="P64">Best practices for managing security patches</text:p>
      <text:list text:style-name="LFO11" text:continue-numbering="true">
        <text:list-item>
          <text:p text:style-name="P65">Automate updates where possible<text:s/></text:p>
        </text:list-item>
        <text:list-item>
          <text:p text:style-name="P66">Check for updates regularly</text:p>
        </text:list-item>
        <text:list-item>
          <text:p text:style-name="P67">Prioritize critical patches</text:p>
        </text:list-item>
        <text:list-item>
          <text:p text:style-name="P68">Test patches in controlled environments</text:p>
        </text:list-item>
        <text:list-item>
          <text:p text:style-name="P69">Maintain inventory of software and devices</text:p>
        </text:list-item>
        <text:list-item>
          <text:p text:style-name="P70">Educate users about the importance of installing updates.</text:p>
        </text:list-item>
        <text:list-item>
          <text:p text:style-name="P71">Collaborative patch management</text:p>
        </text:list-item>
        <text:list-item>
          <text:p text:style-name="P72">Create a recovery and rollback plan</text:p>
        </text:list-item>
      </text:list>
      <text:p text:style-name="P73">Tools and resources</text:p>
      <text:list text:style-name="LFO3" text:continue-numbering="true">
        <text:list-item>
          <text:p text:style-name="P74">Microsoft<text:s/>SCCN (system center configuration manager)</text:p>
        </text:list-item>
        <text:list-item>
          <text:p text:style-name="P75">Acronis</text:p>
        </text:list-item>
      </text:list>
      <text:p text:style-name="Normal">In conclusion, security patching<text:s/>is<text:s/>fundamental in morden cybersecurity, it acts as crucial shield against emerging threats.<text:s/>Patches safeguard our data, maintain system health, ensure regulatory compliance and protect your reputation. Organizations can<text:s/>significantly<text:s/>reduce their vulnerability to cyberattacks.Vulnerability patch management programs must adapt<text:s/>to address these evolving threats while maintaining operational efficiency as<text:s/>new attacks<text:s/>and exploitation techniques emerge.</text:p>
      <text:p text:style-name="Normal"/>
      <text:p text:style-name="P76">Reference</text:p>
      <text:p text:style-name="Normal"><text:a xlink:href="https://www.balbix.com/insights/patch-management-benefits-and-best-practices/" office:target-frame-name="_top" xlink:show="replace"><text:span text:style-name="T77">What is Patch Management? Benefits, Process, &amp; Best Practices | Balbix</text:span></text:a></text:p>
      <text:p text:style-name="Normal"><text:a xlink:href="https://securityboulevard.com/2025/03/patch-management-guide-benefits-and-best-practices/" office:target-frame-name="_top" xlink:show="replace"><text:span text:style-name="T78">Patch Management Guide: Benefits and Best Practices - Security Boulevard</text:span></text:a></text:p>
      <text:p text:style-name="Normal"><text:a xlink:href="https://www.cyberly.org/en/what-are-security-patches-and-why-are-they-important/index.html" office:target-frame-name="_top" xlink:show="replace"><text:span text:style-name="T79">What Are Security Patches And Why Are They Important? - Cyberly</text:span></text:a></text:p>
      <text:p text:style-name="Normal"><text:a xlink:href="https://spyrus.com/the-importance-of-regular-security-updates-and-patches/" office:target-frame-name="_top" xlink:show="replace"><text:span text:style-name="T80">The Importance of Regular Security Updates and Patches - Spyrus</text:span></text:a></text:p>
      <text:p text:style-name="Normal"><text:a xlink:href="https://github.com/Shivansh77074/OIBSIP/blob/c0443ecaf2c2e81fb7cb252e663ed7c84211049e/Task%20-%206/patch_management_report.md" office:target-frame-name="_top" xlink:show="replace"><text:span text:style-name="T81">OIBSIP/Task - 6/patch_management_report.md at c0443ecaf2c2e81fb7cb252e663ed7c84211049e · Shivansh77074/OIBSIP</text:span></text:a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shimolgo Makinta</meta:initial-creator>
    <dc:creator>Tshimolgo Makinta</dc:creator>
    <meta:creation-date>2025-12-14T08:28:00Z</meta:creation-date>
    <dc:date>2025-12-14T08:28:00Z</dc:date>
    <meta:template xlink:href="Normal.dotm" xlink:type="simple"/>
    <meta:editing-cycles>1</meta:editing-cycles>
    <meta:editing-duration>PT0S</meta:editing-duration>
    <meta:document-statistic meta:page-count="1" meta:paragraph-count="14" meta:word-count="1051" meta:character-count="7034" meta:row-count="49" meta:non-whitespace-character-count="5997"/>
  </office:meta>
</office:document-meta>
</file>